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font-size-asian="26pt" style:font-size-complex="26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4"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5" style:family="text">
      <style:text-properties fo:color="#ffffff" style:font-name="Segoe UI"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524cm" svg:y="0.669cm">
          <draw:text-box>
            <text:p text:style-name="P1"><text:span text:style-name="T1">HOLY GOSPEL</text:span></text:p>
            <text:p text:style-name="P1"><text:span text:style-name="T2">Mark 6:30–4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draw:frame draw:style-name="gr3" draw:text-style-name="P5" draw:layer="layout" svg:width="25.146cm" svg:height="7.766cm" svg:x="1.524cm" svg:y="0.762cm">
          <draw:text-box>
            <text:p text:style-name="P4"><text:span text:style-name="T3">30</text:span><text:span text:style-name="T4">The apostles returned to Jesus and told him all that they had done and taught. </text:span><text:span text:style-name="T3">31</text:span><text:span text:style-name="T4">And he said to them, “Come away by yourselves to a desolate place and rest a while.” For many were coming and going, and they had no leisure even to eat. <text:s/></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2" presentation:presentation-page-layout-name="AL1T0">
        <draw:frame draw:style-name="gr3" draw:text-style-name="P6" draw:layer="layout" svg:width="24.638cm" svg:height="7.766cm" svg:x="1.778cm" svg:y="0.762cm">
          <draw:text-box>
            <text:p text:style-name="P4"><text:span text:style-name="T3">32</text:span><text:span text:style-name="T4">And they went away in the boat to a desolate place by themselves. </text:span><text:span text:style-name="T3">33</text:span><text:span text:style-name="T4">Now many saw them going and recognized them, and they ran there on foot from all the towns and got there ahead of them. </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3" presentation:presentation-page-layout-name="AL1T0">
        <draw:frame draw:style-name="gr4" draw:text-style-name="P6" draw:layer="layout" svg:width="24.384cm" svg:height="6.263cm" svg:x="1.667cm" svg:y="0.755cm">
          <draw:text-box>
            <text:p text:style-name="P4"><text:span text:style-name="T3">34</text:span><text:span text:style-name="T4">When he went ashore he saw a great crowd, and he had compassion on them, because they were like sheep without a shepherd. And he began to teach them many things.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4" presentation:presentation-page-layout-name="AL1T0">
        <draw:frame draw:style-name="gr3" draw:text-style-name="P7" draw:layer="layout" svg:width="24.384cm" svg:height="7.766cm" svg:x="1.778cm" svg:y="0.762cm">
          <draw:text-box>
            <text:p text:style-name="P4"><text:span text:style-name="T3">35</text:span><text:span text:style-name="T4">And when it grew late, his disciples came to him and said, “This is a desolate place, and the hour is now late. </text:span><text:span text:style-name="T3">36</text:span><text:span text:style-name="T4">Send them away to go into the surrounding countryside and villages and buy themselves something to eat.”</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5" presentation:presentation-page-layout-name="AL1T0">
        <draw:frame draw:style-name="gr3" draw:text-style-name="P7" draw:layer="layout" svg:width="24.638cm" svg:height="7.766cm" svg:x="1.826cm" svg:y="0.703cm">
          <draw:text-box>
            <text:p text:style-name="P4"><text:span text:style-name="T3">37</text:span><text:span text:style-name="T4">But he answered them, “You give them something to eat.” And they said to him, “Shall we go and buy two hundred denarii worth of bread and give it to them to eat?” </text:span><text:span text:style-name="T3">38</text:span><text:span text:style-name="T4">And he said to them, “How many loaves do you have?</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6" presentation:presentation-page-layout-name="AL1T0">
        <draw:frame draw:style-name="gr3" draw:text-style-name="P5" draw:layer="layout" svg:width="25.146cm" svg:height="7.766cm" svg:x="1.485cm" svg:y="0.593cm">
          <draw:text-box>
            <text:p text:style-name="P4"><text:span text:style-name="T4">Go and see.” And when they had found out, they said, “Five, and two fish.” </text:span><text:span text:style-name="T3">39</text:span><text:span text:style-name="T4">Then he commanded them all to sit down in groups on the green grass. </text:span><text:span text:style-name="T3">40</text:span><text:span text:style-name="T4">So they sat down in groups, by hundreds and by fifties.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Default7" presentation:presentation-page-layout-name="AL1T0">
        <draw:frame draw:style-name="gr3" draw:text-style-name="P6" draw:layer="layout" svg:width="24.892cm" svg:height="7.766cm" svg:x="1.524cm" svg:y="0.762cm">
          <draw:text-box>
            <text:p text:style-name="P4"><text:span text:style-name="T3">41</text:span><text:span text:style-name="T4">And taking the five loaves and the two fish he looked up to heaven and said a blessing and broke the loaves and gave them to the disciples to set before the people. And he divided the two fish among them all.</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Default8" presentation:presentation-page-layout-name="AL1T0">
        <draw:frame draw:style-name="gr4" draw:text-style-name="P6" draw:layer="layout" svg:width="24.892cm" svg:height="6.263cm" svg:x="1.619cm" svg:y="0.643cm">
          <draw:text-box>
            <text:p text:style-name="P4"><text:span text:style-name="T3">42</text:span><text:span text:style-name="T4">And they all ate and were satisfied. </text:span><text:span text:style-name="T3">43</text:span><text:span text:style-name="T4">And they took up twelve baskets full of broken pieces and of the fish. </text:span><text:span text:style-name="T3">44</text:span><text:span text:style-name="T4">And those who ate the loaves were five thousand men.</text:span></text:p>
          </draw:text-box>
        </draw:frame>
        <presentation:notes draw:style-name="dp2">
          <draw:page-thumbnail draw:style-name="gr2" draw:layer="layout" svg:width="13.968cm" svg:height="10.476cm" svg:x="3.81cm" svg:y="2.123cm" draw:page-number="9" presentation:class="page"/>
          <draw:frame presentation:style-name="pr9"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7T13:06:11.233000000</meta:creation-date>
    <dc:title>Hymn template</dc:title>
    <meta:editing-duration>PT22M59S</meta:editing-duration>
    <meta:editing-cycles>5</meta:editing-cycles>
    <meta:generator>LibreOffice/6.0.5.2$Windows_X86_64 LibreOffice_project/54c8cbb85f300ac59db32fe8a675ff7683cd5a16</meta:generator>
    <meta:initial-creator>Arthur Hoch</meta:initial-creator>
    <dc:date>2018-07-17T18:37:01.651000000</dc:date>
    <meta:document-statistic meta:object-count="147"/>
    <meta:template xlink:type="simple" xlink:actuate="onRequest" xlink:title="Hymn template" xlink:href="../../AppData/Roaming/LibreOffice/4/user/template/Worship%20Templsates/Hymn%20template.otp" meta:date="2015-07-17T13:06:10.941000000"/>
  </office:meta>
</office:document-meta>
</file>